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99"/>
    <style:style style:name="ce7" style:family="table-cell" style:parent-style-name="Default" style:data-style-name="N0"/>
    <style:style style:name="ce8" style:family="table-cell" style:parent-style-name="Default" style:data-style-name="N61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5" table:default-cell-style-name="Default"/>
        <table:table-column table:style-name="co2" table:default-cell-style-name="ce8"/>
        <table:table-column table:style-name="co1" table:default-cell-style-name="ce9"/>
        <table:table-row table:style-name="ro1">
          <table:table-cell table:style-name="Default" office:value-type="string" calcext:value-type="string">
            <text:p>Xi</text:p>
          </table:table-cell>
          <table:table-cell office:value-type="string" calcext:value-type="string">
            <text:p>F(Xi)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F(Xs)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F(Xm)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legó?</text:p>
          </table:table-cell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table:formula="of:=EXP([.A2]+3)+(POWER([.A2];3)/3)-10" office:value-type="float" office:value="-2.94427723440268" calcext:value-type="float">
            <text:p>-2.94427723440268</text:p>
          </table:table-cell>
          <table:table-cell office:value-type="float" office:value="0" calcext:value-type="float">
            <text:p>0</text:p>
          </table:table-cell>
          <table:table-cell table:formula="of:=EXP([.C2]+3)+(POWER([.C2];3)/3)-10" office:value-type="float" office:value="10.0855369231877" calcext:value-type="float">
            <text:p>10.0855369231877</text:p>
          </table:table-cell>
          <table:table-cell table:formula="of:=([.A2]+[.C2])/2" office:value-type="float" office:value="-0.5" calcext:value-type="float">
            <text:p>-0.5</text:p>
          </table:table-cell>
          <table:table-cell table:formula="of:=EXP([.E2]+3)+(POWER([.E2];3)/3)-10" office:value-type="float" office:value="2.14082729403681" calcext:value-type="float">
            <text:p>2.14082729403681</text:p>
          </table:table-cell>
          <table:table-cell table:style-name="Default"/>
          <table:table-cell/>
        </table:table-row>
        <table:table-row table:style-name="ro1">
          <table:table-cell table:formula="of:=IF([.B2]*[.F2]&lt;0;[.A2];[.E2])" office:value-type="float" office:value="-1" calcext:value-type="float">
            <text:p>-1</text:p>
          </table:table-cell>
          <table:table-cell table:formula="of:=EXP([.A3]+3)+(POWER([.A3];3)/3)-10" office:value-type="float" office:value="-2.94427723440268" calcext:value-type="float">
            <text:p>-2.94427723440268</text:p>
          </table:table-cell>
          <table:table-cell table:formula="of:=IF([.D2]*[.F2]&lt;0;[.C2];[.E2])" office:value-type="float" office:value="-0.5" calcext:value-type="float">
            <text:p>-0.5</text:p>
          </table:table-cell>
          <table:table-cell table:formula="of:=EXP([.C3]+3)+(POWER([.C3];3)/3)-10" office:value-type="float" office:value="2.14082729403681" calcext:value-type="float">
            <text:p>2.14082729403681</text:p>
          </table:table-cell>
          <table:table-cell table:formula="of:=([.A3]+[.C3])/2" office:value-type="float" office:value="-0.75" calcext:value-type="float">
            <text:p>-0.75</text:p>
          </table:table-cell>
          <table:table-cell table:formula="of:=EXP([.E3]+3)+(POWER([.E3];3)/3)-10" office:value-type="float" office:value="-0.652889163641474" calcext:value-type="float">
            <text:p>-0.652889163641474</text:p>
          </table:table-cell>
          <table:table-cell table:formula="of:=ABS([.E3]-[.E2])" office:value-type="float" office:value="0.25" calcext:value-type="float">
            <text:p>2.50E-01</text:p>
          </table:table-cell>
          <table:table-cell table:formula="of:=[.G3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3]*[.F3]&lt;0;[.A3];[.E3])" office:value-type="float" office:value="-0.75" calcext:value-type="float">
            <text:p>-0.75</text:p>
          </table:table-cell>
          <table:table-cell table:formula="of:=EXP([.A4]+3)+(POWER([.A4];3)/3)-10" office:value-type="float" office:value="-0.652889163641474" calcext:value-type="float">
            <text:p>-0.652889163641474</text:p>
          </table:table-cell>
          <table:table-cell table:formula="of:=IF([.D3]*[.F3]&lt;0;[.C3];[.E3])" office:value-type="float" office:value="-0.5" calcext:value-type="float">
            <text:p>-0.5</text:p>
          </table:table-cell>
          <table:table-cell table:formula="of:=EXP([.C4]+3)+(POWER([.C4];3)/3)-10" office:value-type="float" office:value="2.14082729403681" calcext:value-type="float">
            <text:p>2.14082729403681</text:p>
          </table:table-cell>
          <table:table-cell table:formula="of:=([.A4]+[.C4])/2" office:value-type="float" office:value="-0.625" calcext:value-type="float">
            <text:p>-0.625</text:p>
          </table:table-cell>
          <table:table-cell table:formula="of:=EXP([.E4]+3)+(POWER([.E4];3)/3)-10" office:value-type="float" office:value="0.669632977743021" calcext:value-type="float">
            <text:p>0.669632977743021</text:p>
          </table:table-cell>
          <table:table-cell table:formula="of:=ABS([.E4]-[.E3])" office:value-type="float" office:value="0.125" calcext:value-type="float">
            <text:p>1.25E-01</text:p>
          </table:table-cell>
          <table:table-cell table:formula="of:=[.G4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4]*[.F4]&lt;0;[.A4];[.E4])" office:value-type="float" office:value="-0.75" calcext:value-type="float">
            <text:p>-0.75</text:p>
          </table:table-cell>
          <table:table-cell table:formula="of:=EXP([.A5]+3)+(POWER([.A5];3)/3)-10" office:value-type="float" office:value="-0.652889163641474" calcext:value-type="float">
            <text:p>-0.652889163641474</text:p>
          </table:table-cell>
          <table:table-cell table:formula="of:=IF([.D4]*[.F4]&lt;0;[.C4];[.E4])" office:value-type="float" office:value="-0.625" calcext:value-type="float">
            <text:p>-0.625</text:p>
          </table:table-cell>
          <table:table-cell table:formula="of:=EXP([.C5]+3)+(POWER([.C5];3)/3)-10" office:value-type="float" office:value="0.669632977743021" calcext:value-type="float">
            <text:p>0.669632977743021</text:p>
          </table:table-cell>
          <table:table-cell table:formula="of:=([.A5]+[.C5])/2" office:value-type="float" office:value="-0.6875" calcext:value-type="float">
            <text:p>-0.6875</text:p>
          </table:table-cell>
          <table:table-cell table:formula="of:=EXP([.E5]+3)+(POWER([.E5];3)/3)-10" office:value-type="float" office:value="-0.00867483181161255" calcext:value-type="float">
            <text:p>-0.008674831811613</text:p>
          </table:table-cell>
          <table:table-cell table:formula="of:=ABS([.E5]-[.E4])" office:value-type="float" office:value="0.0625" calcext:value-type="float">
            <text:p>6.25E-02</text:p>
          </table:table-cell>
          <table:table-cell table:formula="of:=[.G5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5]*[.F5]&lt;0;[.A5];[.E5])" office:value-type="float" office:value="-0.6875" calcext:value-type="float">
            <text:p>-0.6875</text:p>
          </table:table-cell>
          <table:table-cell table:formula="of:=EXP([.A6]+3)+(POWER([.A6];3)/3)-10" office:value-type="float" office:value="-0.00867483181161255" calcext:value-type="float">
            <text:p>-0.008674831811613</text:p>
          </table:table-cell>
          <table:table-cell table:formula="of:=IF([.D5]*[.F5]&lt;0;[.C5];[.E5])" office:value-type="float" office:value="-0.625" calcext:value-type="float">
            <text:p>-0.625</text:p>
          </table:table-cell>
          <table:table-cell table:formula="of:=EXP([.C6]+3)+(POWER([.C6];3)/3)-10" office:value-type="float" office:value="0.669632977743021" calcext:value-type="float">
            <text:p>0.669632977743021</text:p>
          </table:table-cell>
          <table:table-cell table:formula="of:=([.A6]+[.C6])/2" office:value-type="float" office:value="-0.65625" calcext:value-type="float">
            <text:p>-0.65625</text:p>
          </table:table-cell>
          <table:table-cell table:formula="of:=EXP([.E6]+3)+(POWER([.E6];3)/3)-10" office:value-type="float" office:value="0.326031520566735" calcext:value-type="float">
            <text:p>0.326031520566735</text:p>
          </table:table-cell>
          <table:table-cell table:formula="of:=ABS([.E6]-[.E5])" office:value-type="float" office:value="0.03125" calcext:value-type="float">
            <text:p>3.13E-02</text:p>
          </table:table-cell>
          <table:table-cell table:formula="of:=[.G6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6]*[.F6]&lt;0;[.A6];[.E6])" office:value-type="float" office:value="-0.6875" calcext:value-type="float">
            <text:p>-0.6875</text:p>
          </table:table-cell>
          <table:table-cell table:formula="of:=EXP([.A7]+3)+(POWER([.A7];3)/3)-10" office:value-type="float" office:value="-0.00867483181161255" calcext:value-type="float">
            <text:p>-0.008674831811613</text:p>
          </table:table-cell>
          <table:table-cell table:formula="of:=IF([.D6]*[.F6]&lt;0;[.C6];[.E6])" office:value-type="float" office:value="-0.65625" calcext:value-type="float">
            <text:p>-0.65625</text:p>
          </table:table-cell>
          <table:table-cell table:formula="of:=EXP([.C7]+3)+(POWER([.C7];3)/3)-10" office:value-type="float" office:value="0.326031520566735" calcext:value-type="float">
            <text:p>0.326031520566735</text:p>
          </table:table-cell>
          <table:table-cell table:formula="of:=([.A7]+[.C7])/2" office:value-type="float" office:value="-0.671875" calcext:value-type="float">
            <text:p>-0.671875</text:p>
          </table:table-cell>
          <table:table-cell table:formula="of:=EXP([.E7]+3)+(POWER([.E7];3)/3)-10" office:value-type="float" office:value="0.157590069577349" calcext:value-type="float">
            <text:p>0.157590069577349</text:p>
          </table:table-cell>
          <table:table-cell table:formula="of:=ABS([.E7]-[.E6])" office:value-type="float" office:value="0.015625" calcext:value-type="float">
            <text:p>1.56E-02</text:p>
          </table:table-cell>
          <table:table-cell table:formula="of:=[.G7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7]*[.F7]&lt;0;[.A7];[.E7])" office:value-type="float" office:value="-0.6875" calcext:value-type="float">
            <text:p>-0.6875</text:p>
          </table:table-cell>
          <table:table-cell table:formula="of:=EXP([.A8]+3)+(POWER([.A8];3)/3)-10" office:value-type="float" office:value="-0.00867483181161255" calcext:value-type="float">
            <text:p>-0.008674831811613</text:p>
          </table:table-cell>
          <table:table-cell table:formula="of:=IF([.D7]*[.F7]&lt;0;[.C7];[.E7])" office:value-type="float" office:value="-0.671875" calcext:value-type="float">
            <text:p>-0.671875</text:p>
          </table:table-cell>
          <table:table-cell table:formula="of:=EXP([.C8]+3)+(POWER([.C8];3)/3)-10" office:value-type="float" office:value="0.157590069577349" calcext:value-type="float">
            <text:p>0.157590069577349</text:p>
          </table:table-cell>
          <table:table-cell table:formula="of:=([.A8]+[.C8])/2" office:value-type="float" office:value="-0.6796875" calcext:value-type="float">
            <text:p>-0.6796875</text:p>
          </table:table-cell>
          <table:table-cell table:formula="of:=EXP([.E8]+3)+(POWER([.E8];3)/3)-10" office:value-type="float" office:value="0.0741884681420952" calcext:value-type="float">
            <text:p>0.074188468142095</text:p>
          </table:table-cell>
          <table:table-cell table:formula="of:=ABS([.E8]-[.E7])" office:value-type="float" office:value="0.0078125" calcext:value-type="float">
            <text:p>7.81E-03</text:p>
          </table:table-cell>
          <table:table-cell table:formula="of:=[.G8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8]*[.F8]&lt;0;[.A8];[.E8])" office:value-type="float" office:value="-0.6875" calcext:value-type="float">
            <text:p>-0.6875</text:p>
          </table:table-cell>
          <table:table-cell table:formula="of:=EXP([.A9]+3)+(POWER([.A9];3)/3)-10" office:value-type="float" office:value="-0.00867483181161255" calcext:value-type="float">
            <text:p>-0.008674831811613</text:p>
          </table:table-cell>
          <table:table-cell table:formula="of:=IF([.D8]*[.F8]&lt;0;[.C8];[.E8])" office:value-type="float" office:value="-0.6796875" calcext:value-type="float">
            <text:p>-0.6796875</text:p>
          </table:table-cell>
          <table:table-cell table:formula="of:=EXP([.C9]+3)+(POWER([.C9];3)/3)-10" office:value-type="float" office:value="0.0741884681420952" calcext:value-type="float">
            <text:p>0.074188468142095</text:p>
          </table:table-cell>
          <table:table-cell table:formula="of:=([.A9]+[.C9])/2" office:value-type="float" office:value="-0.68359375" calcext:value-type="float">
            <text:p>-0.68359375</text:p>
          </table:table-cell>
          <table:table-cell table:formula="of:=EXP([.E9]+3)+(POWER([.E9];3)/3)-10" office:value-type="float" office:value="0.0326898931431145" calcext:value-type="float">
            <text:p>0.032689893143115</text:p>
          </table:table-cell>
          <table:table-cell table:formula="of:=ABS([.E9]-[.E8])" office:value-type="float" office:value="0.00390625" calcext:value-type="float">
            <text:p>3.91E-03</text:p>
          </table:table-cell>
          <table:table-cell table:formula="of:=[.G9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9]*[.F9]&lt;0;[.A9];[.E9])" office:value-type="float" office:value="-0.6875" calcext:value-type="float">
            <text:p>-0.6875</text:p>
          </table:table-cell>
          <table:table-cell table:formula="of:=EXP([.A10]+3)+(POWER([.A10];3)/3)-10" office:value-type="float" office:value="-0.00867483181161255" calcext:value-type="float">
            <text:p>-0.008674831811613</text:p>
          </table:table-cell>
          <table:table-cell table:formula="of:=IF([.D9]*[.F9]&lt;0;[.C9];[.E9])" office:value-type="float" office:value="-0.68359375" calcext:value-type="float">
            <text:p>-0.68359375</text:p>
          </table:table-cell>
          <table:table-cell table:formula="of:=EXP([.C10]+3)+(POWER([.C10];3)/3)-10" office:value-type="float" office:value="0.0326898931431145" calcext:value-type="float">
            <text:p>0.032689893143115</text:p>
          </table:table-cell>
          <table:table-cell table:formula="of:=([.A10]+[.C10])/2" office:value-type="float" office:value="-0.685546875" calcext:value-type="float">
            <text:p>-0.685546875</text:p>
          </table:table-cell>
          <table:table-cell table:formula="of:=EXP([.E10]+3)+(POWER([.E10];3)/3)-10" office:value-type="float" office:value="0.0119908446137487" calcext:value-type="float">
            <text:p>0.011990844613749</text:p>
          </table:table-cell>
          <table:table-cell table:formula="of:=ABS([.E10]-[.E9])" office:value-type="float" office:value="0.001953125" calcext:value-type="float">
            <text:p>1.95E-03</text:p>
          </table:table-cell>
          <table:table-cell table:formula="of:=[.G10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0]*[.F10]&lt;0;[.A10];[.E10])" office:value-type="float" office:value="-0.6875" calcext:value-type="float">
            <text:p>-0.6875</text:p>
          </table:table-cell>
          <table:table-cell table:formula="of:=EXP([.A11]+3)+(POWER([.A11];3)/3)-10" office:value-type="float" office:value="-0.00867483181161255" calcext:value-type="float">
            <text:p>-0.008674831811613</text:p>
          </table:table-cell>
          <table:table-cell table:formula="of:=IF([.D10]*[.F10]&lt;0;[.C10];[.E10])" office:value-type="float" office:value="-0.685546875" calcext:value-type="float">
            <text:p>-0.685546875</text:p>
          </table:table-cell>
          <table:table-cell table:formula="of:=EXP([.C11]+3)+(POWER([.C11];3)/3)-10" office:value-type="float" office:value="0.0119908446137487" calcext:value-type="float">
            <text:p>0.011990844613749</text:p>
          </table:table-cell>
          <table:table-cell table:formula="of:=([.A11]+[.C11])/2" office:value-type="float" office:value="-0.6865234375" calcext:value-type="float">
            <text:p>-0.6865234375</text:p>
          </table:table-cell>
          <table:table-cell table:formula="of:=EXP([.E11]+3)+(POWER([.E11];3)/3)-10" office:value-type="float" office:value="0.00165384053044626" calcext:value-type="float">
            <text:p>0.001653840530446</text:p>
          </table:table-cell>
          <table:table-cell table:formula="of:=ABS([.E11]-[.E10])" office:value-type="float" office:value="0.0009765625" calcext:value-type="float">
            <text:p>9.77E-04</text:p>
          </table:table-cell>
          <table:table-cell table:formula="of:=[.G11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1]*[.F11]&lt;0;[.A11];[.E11])" office:value-type="float" office:value="-0.6875" calcext:value-type="float">
            <text:p>-0.6875</text:p>
          </table:table-cell>
          <table:table-cell table:formula="of:=EXP([.A12]+3)+(POWER([.A12];3)/3)-10" office:value-type="float" office:value="-0.00867483181161255" calcext:value-type="float">
            <text:p>-0.008674831811613</text:p>
          </table:table-cell>
          <table:table-cell table:formula="of:=IF([.D11]*[.F11]&lt;0;[.C11];[.E11])" office:value-type="float" office:value="-0.6865234375" calcext:value-type="float">
            <text:p>-0.6865234375</text:p>
          </table:table-cell>
          <table:table-cell table:formula="of:=EXP([.C12]+3)+(POWER([.C12];3)/3)-10" office:value-type="float" office:value="0.00165384053044626" calcext:value-type="float">
            <text:p>0.001653840530446</text:p>
          </table:table-cell>
          <table:table-cell table:formula="of:=([.A12]+[.C12])/2" office:value-type="float" office:value="-0.68701171875" calcext:value-type="float">
            <text:p>-0.68701171875</text:p>
          </table:table-cell>
          <table:table-cell table:formula="of:=EXP([.E12]+3)+(POWER([.E12];3)/3)-10" office:value-type="float" office:value="-0.00351153640344393" calcext:value-type="float">
            <text:p>-0.003511536403444</text:p>
          </table:table-cell>
          <table:table-cell table:formula="of:=ABS([.E12]-[.E11])" office:value-type="float" office:value="0.00048828125" calcext:value-type="float">
            <text:p>4.88E-04</text:p>
          </table:table-cell>
          <table:table-cell table:formula="of:=[.G12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2]*[.F12]&lt;0;[.A12];[.E12])" office:value-type="float" office:value="-0.68701171875" calcext:value-type="float">
            <text:p>-0.68701171875</text:p>
          </table:table-cell>
          <table:table-cell table:formula="of:=EXP([.A13]+3)+(POWER([.A13];3)/3)-10" office:value-type="float" office:value="-0.00351153640344393" calcext:value-type="float">
            <text:p>-0.003511536403444</text:p>
          </table:table-cell>
          <table:table-cell table:formula="of:=IF([.D12]*[.F12]&lt;0;[.C12];[.E12])" office:value-type="float" office:value="-0.6865234375" calcext:value-type="float">
            <text:p>-0.6865234375</text:p>
          </table:table-cell>
          <table:table-cell table:formula="of:=EXP([.C13]+3)+(POWER([.C13];3)/3)-10" office:value-type="float" office:value="0.00165384053044626" calcext:value-type="float">
            <text:p>0.001653840530446</text:p>
          </table:table-cell>
          <table:table-cell table:formula="of:=([.A13]+[.C13])/2" office:value-type="float" office:value="-0.686767578125" calcext:value-type="float">
            <text:p>-0.686767578125</text:p>
          </table:table-cell>
          <table:table-cell table:formula="of:=EXP([.E13]+3)+(POWER([.E13];3)/3)-10" office:value-type="float" office:value="-0.000929108215290242" calcext:value-type="float">
            <text:p>-0.00092910821529</text:p>
          </table:table-cell>
          <table:table-cell table:formula="of:=ABS([.E13]-[.E12])" office:value-type="float" office:value="0.000244140625" calcext:value-type="float">
            <text:p>2.44E-04</text:p>
          </table:table-cell>
          <table:table-cell table:formula="of:=[.G13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3]*[.F13]&lt;0;[.A13];[.E13])" office:value-type="float" office:value="-0.686767578125" calcext:value-type="float">
            <text:p>-0.686767578125</text:p>
          </table:table-cell>
          <table:table-cell table:formula="of:=EXP([.A14]+3)+(POWER([.A14];3)/3)-10" office:value-type="float" office:value="-0.000929108215290242" calcext:value-type="float">
            <text:p>-0.00092910821529</text:p>
          </table:table-cell>
          <table:table-cell table:formula="of:=IF([.D13]*[.F13]&lt;0;[.C13];[.E13])" office:value-type="float" office:value="-0.6865234375" calcext:value-type="float">
            <text:p>-0.6865234375</text:p>
          </table:table-cell>
          <table:table-cell table:formula="of:=EXP([.C14]+3)+(POWER([.C14];3)/3)-10" office:value-type="float" office:value="0.00165384053044626" calcext:value-type="float">
            <text:p>0.001653840530446</text:p>
          </table:table-cell>
          <table:table-cell table:formula="of:=([.A14]+[.C14])/2" office:value-type="float" office:value="-0.6866455078125" calcext:value-type="float">
            <text:p>-0.6866455078125</text:p>
          </table:table-cell>
          <table:table-cell table:formula="of:=EXP([.E14]+3)+(POWER([.E14];3)/3)-10" office:value-type="float" office:value="0.000362301076869187" calcext:value-type="float">
            <text:p>0.000362301076869</text:p>
          </table:table-cell>
          <table:table-cell table:formula="of:=ABS([.E14]-[.E13])" office:value-type="float" office:value="0.0001220703125" calcext:value-type="float">
            <text:p>1.22E-04</text:p>
          </table:table-cell>
          <table:table-cell table:formula="of:=[.G14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4]*[.F14]&lt;0;[.A14];[.E14])" office:value-type="float" office:value="-0.686767578125" calcext:value-type="float">
            <text:p>-0.686767578125</text:p>
          </table:table-cell>
          <table:table-cell table:formula="of:=EXP([.A15]+3)+(POWER([.A15];3)/3)-10" office:value-type="float" office:value="-0.000929108215290242" calcext:value-type="float">
            <text:p>-0.00092910821529</text:p>
          </table:table-cell>
          <table:table-cell table:formula="of:=IF([.D14]*[.F14]&lt;0;[.C14];[.E14])" office:value-type="float" office:value="-0.6866455078125" calcext:value-type="float">
            <text:p>-0.6866455078125</text:p>
          </table:table-cell>
          <table:table-cell table:formula="of:=EXP([.C15]+3)+(POWER([.C15];3)/3)-10" office:value-type="float" office:value="0.000362301076869187" calcext:value-type="float">
            <text:p>0.000362301076869</text:p>
          </table:table-cell>
          <table:table-cell table:formula="of:=([.A15]+[.C15])/2" office:value-type="float" office:value="-0.68670654296875" calcext:value-type="float">
            <text:p>-0.68670654296875</text:p>
          </table:table-cell>
          <table:table-cell table:formula="of:=EXP([.E15]+3)+(POWER([.E15];3)/3)-10" office:value-type="float" office:value="-0.000283419838012833" calcext:value-type="float">
            <text:p>-0.000283419838013</text:p>
          </table:table-cell>
          <table:table-cell table:formula="of:=ABS([.E15]-[.E14])" office:value-type="float" office:value="0.00006103515625" calcext:value-type="float">
            <text:p>6.10E-05</text:p>
          </table:table-cell>
          <table:table-cell table:formula="of:=[.G15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5]*[.F15]&lt;0;[.A15];[.E15])" office:value-type="float" office:value="-0.68670654296875" calcext:value-type="float">
            <text:p>-0.68670654296875</text:p>
          </table:table-cell>
          <table:table-cell table:formula="of:=EXP([.A16]+3)+(POWER([.A16];3)/3)-10" office:value-type="float" office:value="-0.000283419838012833" calcext:value-type="float">
            <text:p>-0.000283419838013</text:p>
          </table:table-cell>
          <table:table-cell table:formula="of:=IF([.D15]*[.F15]&lt;0;[.C15];[.E15])" office:value-type="float" office:value="-0.6866455078125" calcext:value-type="float">
            <text:p>-0.6866455078125</text:p>
          </table:table-cell>
          <table:table-cell table:formula="of:=EXP([.C16]+3)+(POWER([.C16];3)/3)-10" office:value-type="float" office:value="0.000362301076869187" calcext:value-type="float">
            <text:p>0.000362301076869</text:p>
          </table:table-cell>
          <table:table-cell table:formula="of:=([.A16]+[.C16])/2" office:value-type="float" office:value="-0.686676025390625" calcext:value-type="float">
            <text:p>-0.686676025390625</text:p>
          </table:table-cell>
          <table:table-cell table:formula="of:=EXP([.E16]+3)+(POWER([.E16];3)/3)-10" office:value-type="float" office:value="0.0000394365520577367" calcext:value-type="float">
            <text:p>3.94365520577367E-05</text:p>
          </table:table-cell>
          <table:table-cell table:formula="of:=ABS([.E16]-[.E15])" office:value-type="float" office:value="0.000030517578125" calcext:value-type="float">
            <text:p>3.05E-05</text:p>
          </table:table-cell>
          <table:table-cell table:formula="of:=[.G16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6]*[.F16]&lt;0;[.A16];[.E16])" office:value-type="float" office:value="-0.68670654296875" calcext:value-type="float">
            <text:p>-0.68670654296875</text:p>
          </table:table-cell>
          <table:table-cell table:formula="of:=EXP([.A17]+3)+(POWER([.A17];3)/3)-10" office:value-type="float" office:value="-0.000283419838012833" calcext:value-type="float">
            <text:p>-0.000283419838013</text:p>
          </table:table-cell>
          <table:table-cell table:formula="of:=IF([.D16]*[.F16]&lt;0;[.C16];[.E16])" office:value-type="float" office:value="-0.686676025390625" calcext:value-type="float">
            <text:p>-0.686676025390625</text:p>
          </table:table-cell>
          <table:table-cell table:formula="of:=EXP([.C17]+3)+(POWER([.C17];3)/3)-10" office:value-type="float" office:value="0.0000394365520577367" calcext:value-type="float">
            <text:p>3.94365520577367E-05</text:p>
          </table:table-cell>
          <table:table-cell table:formula="of:=([.A17]+[.C17])/2" office:value-type="float" office:value="-0.686691284179688" calcext:value-type="float">
            <text:p>-0.686691284179688</text:p>
          </table:table-cell>
          <table:table-cell table:formula="of:=EXP([.E17]+3)+(POWER([.E17];3)/3)-10" office:value-type="float" office:value="-0.00012199265979973" calcext:value-type="float">
            <text:p>-0.0001219926598</text:p>
          </table:table-cell>
          <table:table-cell table:formula="of:=ABS([.E17]-[.E16])" office:value-type="float" office:value="0.0000152587890625" calcext:value-type="float">
            <text:p>1.53E-05</text:p>
          </table:table-cell>
          <table:table-cell table:formula="of:=[.G17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7]*[.F17]&lt;0;[.A17];[.E17])" office:value-type="float" office:value="-0.686691284179688" calcext:value-type="float">
            <text:p>-0.686691284179688</text:p>
          </table:table-cell>
          <table:table-cell table:formula="of:=EXP([.A18]+3)+(POWER([.A18];3)/3)-10" office:value-type="float" office:value="-0.00012199265979973" calcext:value-type="float">
            <text:p>-0.0001219926598</text:p>
          </table:table-cell>
          <table:table-cell table:formula="of:=IF([.D17]*[.F17]&lt;0;[.C17];[.E17])" office:value-type="float" office:value="-0.686676025390625" calcext:value-type="float">
            <text:p>-0.686676025390625</text:p>
          </table:table-cell>
          <table:table-cell table:formula="of:=EXP([.C18]+3)+(POWER([.C18];3)/3)-10" office:value-type="float" office:value="0.0000394365520577367" calcext:value-type="float">
            <text:p>3.94365520577367E-05</text:p>
          </table:table-cell>
          <table:table-cell table:formula="of:=([.A18]+[.C18])/2" office:value-type="float" office:value="-0.686683654785156" calcext:value-type="float">
            <text:p>-0.686683654785156</text:p>
          </table:table-cell>
          <table:table-cell table:formula="of:=EXP([.E18]+3)+(POWER([.E18];3)/3)-10" office:value-type="float" office:value="-0.0000412783080783186" calcext:value-type="float">
            <text:p>-4.12783080783186E-05</text:p>
          </table:table-cell>
          <table:table-cell table:formula="of:=ABS([.E18]-[.E17])" office:value-type="float" office:value="0.00000762939453125" calcext:value-type="float">
            <text:p>7.63E-06</text:p>
          </table:table-cell>
          <table:table-cell table:formula="of:=[.G18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8]*[.F18]&lt;0;[.A18];[.E18])" office:value-type="float" office:value="-0.686683654785156" calcext:value-type="float">
            <text:p>-0.686683654785156</text:p>
          </table:table-cell>
          <table:table-cell table:formula="of:=EXP([.A19]+3)+(POWER([.A19];3)/3)-10" office:value-type="float" office:value="-0.0000412783080783186" calcext:value-type="float">
            <text:p>-4.12783080783186E-05</text:p>
          </table:table-cell>
          <table:table-cell table:formula="of:=IF([.D18]*[.F18]&lt;0;[.C18];[.E18])" office:value-type="float" office:value="-0.686676025390625" calcext:value-type="float">
            <text:p>-0.686676025390625</text:p>
          </table:table-cell>
          <table:table-cell table:formula="of:=EXP([.C19]+3)+(POWER([.C19];3)/3)-10" office:value-type="float" office:value="0.0000394365520577367" calcext:value-type="float">
            <text:p>3.94365520577367E-05</text:p>
          </table:table-cell>
          <table:table-cell table:formula="of:=([.A19]+[.C19])/2" office:value-type="float" office:value="-0.686679840087891" calcext:value-type="float">
            <text:p>-0.686679840087891</text:p>
          </table:table-cell>
          <table:table-cell table:formula="of:=EXP([.E19]+3)+(POWER([.E19];3)/3)-10" office:value-type="float" office:value="-0.000000920941564785949" calcext:value-type="float">
            <text:p>-9.20941564785949E-07</text:p>
          </table:table-cell>
          <table:table-cell table:formula="of:=ABS([.E19]-[.E18])" office:value-type="float" office:value="0.000003814697265625" calcext:value-type="float">
            <text:p>3.81E-06</text:p>
          </table:table-cell>
          <table:table-cell table:formula="of:=[.G19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19]*[.F19]&lt;0;[.A19];[.E19])" office:value-type="float" office:value="-0.686679840087891" calcext:value-type="float">
            <text:p>-0.686679840087891</text:p>
          </table:table-cell>
          <table:table-cell table:formula="of:=EXP([.A20]+3)+(POWER([.A20];3)/3)-10" office:value-type="float" office:value="-0.000000920941564785949" calcext:value-type="float">
            <text:p>-9.20941564785949E-07</text:p>
          </table:table-cell>
          <table:table-cell table:formula="of:=IF([.D19]*[.F19]&lt;0;[.C19];[.E19])" office:value-type="float" office:value="-0.686676025390625" calcext:value-type="float">
            <text:p>-0.686676025390625</text:p>
          </table:table-cell>
          <table:table-cell table:formula="of:=EXP([.C20]+3)+(POWER([.C20];3)/3)-10" office:value-type="float" office:value="0.0000394365520577367" calcext:value-type="float">
            <text:p>3.94365520577367E-05</text:p>
          </table:table-cell>
          <table:table-cell table:formula="of:=([.A20]+[.C20])/2" office:value-type="float" office:value="-0.686677932739258" calcext:value-type="float">
            <text:p>-0.686677932739258</text:p>
          </table:table-cell>
          <table:table-cell table:formula="of:=EXP([.E20]+3)+(POWER([.E20];3)/3)-10" office:value-type="float" office:value="0.0000192577893578516" calcext:value-type="float">
            <text:p>1.92577893578516E-05</text:p>
          </table:table-cell>
          <table:table-cell table:formula="of:=ABS([.E20]-[.E19])" office:value-type="float" office:value="0.0000019073486328125" calcext:value-type="float">
            <text:p>1.91E-06</text:p>
          </table:table-cell>
          <table:table-cell table:formula="of:=[.G20]&lt;POWER(10;-6)" office:value-type="boolean" office:boolean-value="false" calcext:value-type="boolean">
            <text:p>FALSE</text:p>
          </table:table-cell>
        </table:table-row>
        <table:table-row table:style-name="ro1">
          <table:table-cell table:formula="of:=IF([.B20]*[.F20]&lt;0;[.A20];[.E20])" office:value-type="float" office:value="-0.686679840087891" calcext:value-type="float">
            <text:p>-0.686679840087891</text:p>
          </table:table-cell>
          <table:table-cell table:formula="of:=EXP([.A21]+3)+(POWER([.A21];3)/3)-10" office:value-type="float" office:value="-0.000000920941564785949" calcext:value-type="float">
            <text:p>-9.20941564785949E-07</text:p>
          </table:table-cell>
          <table:table-cell table:formula="of:=IF([.D20]*[.F20]&lt;0;[.C20];[.E20])" office:value-type="float" office:value="-0.686677932739258" calcext:value-type="float">
            <text:p>-0.686677932739258</text:p>
          </table:table-cell>
          <table:table-cell table:formula="of:=EXP([.C21]+3)+(POWER([.C21];3)/3)-10" office:value-type="float" office:value="0.0000192577893578516" calcext:value-type="float">
            <text:p>1.92577893578516E-05</text:p>
          </table:table-cell>
          <table:table-cell table:formula="of:=([.A21]+[.C21])/2" office:value-type="float" office:value="-0.686678886413574" calcext:value-type="float">
            <text:p>-0.686678886413574</text:p>
          </table:table-cell>
          <table:table-cell table:formula="of:=EXP([.E21]+3)+(POWER([.E21];3)/3)-10" office:value-type="float" office:value="0.00000916841992548711" calcext:value-type="float">
            <text:p>9.16841992548711E-06</text:p>
          </table:table-cell>
          <table:table-cell table:formula="of:=ABS([.E21]-[.E20])" office:value-type="float" office:value="0.00000095367431640625" calcext:value-type="float">
            <text:p>9.54E-07</text:p>
          </table:table-cell>
          <table:table-cell table:formula="of:=[.G21]&lt;POWER(10;-6)" office:value-type="boolean" office:boolean-value="true" calcext:value-type="boolean">
            <text:p>TRUE</text:p>
          </table:table-cell>
        </table:table-row>
        <table:table-row table:style-name="ro1">
          <table:table-cell table:formula="of:=IF([.B21]*[.F21]&lt;0;[.A21];[.E21])" office:value-type="float" office:value="-0.686679840087891" calcext:value-type="float">
            <text:p>-0.686679840087891</text:p>
          </table:table-cell>
          <table:table-cell table:formula="of:=EXP([.A22]+3)+(POWER([.A22];3)/3)-10" office:value-type="float" office:value="-0.000000920941564785949" calcext:value-type="float">
            <text:p>-9.20941564785949E-07</text:p>
          </table:table-cell>
          <table:table-cell table:formula="of:=IF([.D21]*[.F21]&lt;0;[.C21];[.E21])" office:value-type="float" office:value="-0.686678886413574" calcext:value-type="float">
            <text:p>-0.686678886413574</text:p>
          </table:table-cell>
          <table:table-cell table:formula="of:=EXP([.C22]+3)+(POWER([.C22];3)/3)-10" office:value-type="float" office:value="0.00000916841992548711" calcext:value-type="float">
            <text:p>9.16841992548711E-06</text:p>
          </table:table-cell>
          <table:table-cell table:formula="of:=([.A22]+[.C22])/2" office:value-type="float" office:value="-0.686679363250732" calcext:value-type="float">
            <text:p>-0.686679363250732</text:p>
          </table:table-cell>
          <table:table-cell table:formula="of:=EXP([.E22]+3)+(POWER([.E22];3)/3)-10" office:value-type="float" office:value="0.00000412373818825529" calcext:value-type="float">
            <text:p>4.12373818825529E-06</text:p>
          </table:table-cell>
          <table:table-cell table:formula="of:=ABS([.E22]-[.E21])" office:value-type="float" office:value="0.000000476837158203125" calcext:value-type="float">
            <text:p>4.77E-07</text:p>
          </table:table-cell>
          <table:table-cell table:formula="of:=[.G22]&lt;POWER(10;-6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6:06:41.319748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5:34:28.137387093</meta:creation-date>
    <dc:date>2019-03-30T15:52:40.876914324</dc:date>
    <meta:editing-duration>PT7M2S</meta:editing-duration>
    <meta:editing-cycles>1</meta:editing-cycles>
    <meta:generator>LibreOffice/6.0.7.3$Linux_X86_64 LibreOffice_project/00m0$Build-3</meta:generator>
    <meta:document-statistic meta:table-count="1" meta:cell-count="174" meta:object-count="0"/>
  </office:meta>
</office:document-meta>
</file>